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65.5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float" office:value="0.0553819" calcext:value-type="float">
            <text:p>0.0553819</text:p>
          </table:table-cell>
          <table:table-cell office:value-type="float" office:value="0.0778692" calcext:value-type="float">
            <text:p>0.0778692</text:p>
          </table:table-cell>
          <table:table-cell table:formula="of:=[.A1]-[.B1]" office:value-type="float" office:value="-0.0224873" calcext:value-type="float">
            <text:p>-0.0224873</text:p>
          </table:table-cell>
          <table:table-cell office:value-type="string" calcext:value-type="string">
            <text:p>Rotate:10</text:p>
          </table:table-cell>
          <table:table-cell office:value-type="float" office:value="-0.0047029" calcext:value-type="float">
            <text:p>-0.0047029</text:p>
          </table:table-cell>
          <table:table-cell office:value-type="float" office:value="-0.0091582" calcext:value-type="float">
            <text:p>-0.0091582</text:p>
          </table:table-cell>
          <table:table-cell office:value-type="float" office:value="-0.0135357" calcext:value-type="float">
            <text:p>-0.0135357</text:p>
          </table:table-cell>
          <table:table-cell office:value-type="float" office:value="-0.0179587" calcext:value-type="float">
            <text:p>-0.0179587</text:p>
          </table:table-cell>
          <table:table-cell office:value-type="float" office:value="-0.0224874" calcext:value-type="float">
            <text:p>-0.0224874</text:p>
          </table:table-cell>
          <table:table-cell office:value-type="float" office:value="-0.0269777" calcext:value-type="float">
            <text:p>-0.0269777</text:p>
          </table:table-cell>
          <table:table-cell office:value-type="float" office:value="-0.022735" calcext:value-type="float">
            <text:p>-0.022735</text:p>
          </table:table-cell>
          <table:table-cell office:value-type="float" office:value="-0.0005859" calcext:value-type="float">
            <text:p>-0.0005859</text:p>
          </table:table-cell>
        </table:table-row>
        <table:table-row table:style-name="ro1">
          <table:table-cell office:value-type="float" office:value="0.0506824" calcext:value-type="float">
            <text:p>0.0506824</text:p>
          </table:table-cell>
          <table:table-cell office:value-type="float" office:value="0.0486572" calcext:value-type="float">
            <text:p>0.0486572</text:p>
          </table:table-cell>
          <table:table-cell table:formula="of:=[.A2]-[.B2]" office:value-type="float" office:value="0.0020252" calcext:value-type="float">
            <text:p>0.0020252</text:p>
          </table:table-cell>
          <table:table-cell office:value-type="float" office:value="20" calcext:value-type="float">
            <text:p>20</text:p>
          </table:table-cell>
          <table:table-cell office:value-type="float" office:value="0.0374347" calcext:value-type="float">
            <text:p>0.0374347</text:p>
          </table:table-cell>
          <table:table-cell office:value-type="float" office:value="-0.000362" calcext:value-type="float">
            <text:p>-0.000362</text:p>
          </table:table-cell>
          <table:table-cell office:value-type="float" office:value="-0.0000547" calcext:value-type="float">
            <text:p>-0.0000547</text:p>
          </table:table-cell>
          <table:table-cell office:value-type="float" office:value="0.0006715" calcext:value-type="float">
            <text:p>0.0006715</text:p>
          </table:table-cell>
          <table:table-cell office:value-type="float" office:value="0.0020292" calcext:value-type="float">
            <text:p>0.0020292</text:p>
          </table:table-cell>
          <table:table-cell office:value-type="float" office:value="0.0044222" calcext:value-type="float">
            <text:p>0.0044222</text:p>
          </table:table-cell>
          <table:table-cell office:value-type="float" office:value="0.0291472" calcext:value-type="float">
            <text:p>0.0291472</text:p>
          </table:table-cell>
          <table:table-cell office:value-type="float" office:value="0.04768655" calcext:value-type="float">
            <text:p>0.04768655</text:p>
          </table:table-cell>
        </table:table-row>
        <table:table-row table:style-name="ro1">
          <table:table-cell office:value-type="float" office:value="0.0448061" calcext:value-type="float">
            <text:p>0.0448061</text:p>
          </table:table-cell>
          <table:table-cell office:value-type="float" office:value="0.109124" calcext:value-type="float">
            <text:p>0.109124</text:p>
          </table:table-cell>
          <table:table-cell table:formula="of:=[.A3]-[.B3]" office:value-type="float" office:value="-0.0643179" calcext:value-type="float">
            <text:p>-0.0643179</text:p>
          </table:table-cell>
          <table:table-cell office:value-type="float" office:value="30" calcext:value-type="float">
            <text:p>30</text:p>
          </table:table-cell>
          <table:table-cell office:value-type="float" office:value="0.03748235" calcext:value-type="float">
            <text:p>0.03748235</text:p>
          </table:table-cell>
          <table:table-cell office:value-type="float" office:value="-0.0240238" calcext:value-type="float">
            <text:p>-0.0240238</text:p>
          </table:table-cell>
          <table:table-cell office:value-type="float" office:value="-0.0362415" calcext:value-type="float">
            <text:p>-0.0362415</text:p>
          </table:table-cell>
          <table:table-cell office:value-type="float" office:value="-0.0494163" calcext:value-type="float">
            <text:p>-0.0494163</text:p>
          </table:table-cell>
          <table:table-cell office:value-type="float" office:value="-0.0643159" calcext:value-type="float">
            <text:p>-0.0643159</text:p>
          </table:table-cell>
          <table:table-cell office:value-type="float" office:value="-0.0819329" calcext:value-type="float">
            <text:p>-0.0819329</text:p>
          </table:table-cell>
          <table:table-cell office:value-type="float" office:value="-0.1520849" calcext:value-type="float">
            <text:p>-0.1520849</text:p>
          </table:table-cell>
          <table:table-cell office:value-type="float" office:value="-0.1471559" calcext:value-type="float">
            <text:p>-0.1471559</text:p>
          </table:table-cell>
        </table:table-row>
        <table:table-row table:style-name="ro1">
          <table:table-cell office:value-type="float" office:value="0.000252932" calcext:value-type="float">
            <text:p>0.000252932</text:p>
          </table:table-cell>
          <table:table-cell office:value-type="float" office:value="0.0643569" calcext:value-type="float">
            <text:p>0.0643569</text:p>
          </table:table-cell>
          <table:table-cell table:formula="of:=[.A4]-[.B4]" office:value-type="float" office:value="-0.064103968" calcext:value-type="float">
            <text:p>-0.064103968</text:p>
          </table:table-cell>
          <table:table-cell office:value-type="float" office:value="40" calcext:value-type="float">
            <text:p>40</text:p>
          </table:table-cell>
          <table:table-cell office:value-type="float" office:value="-0.011476168" calcext:value-type="float">
            <text:p>-0.011476168</text:p>
          </table:table-cell>
          <table:table-cell office:value-type="float" office:value="-0.022975868" calcext:value-type="float">
            <text:p>-0.022975868</text:p>
          </table:table-cell>
          <table:table-cell office:value-type="float" office:value="-0.035085568" calcext:value-type="float">
            <text:p>-0.035085568</text:p>
          </table:table-cell>
          <table:table-cell office:value-type="float" office:value="-0.048484868" calcext:value-type="float">
            <text:p>-0.048484868</text:p>
          </table:table-cell>
          <table:table-cell office:value-type="float" office:value="-0.064103668" calcext:value-type="float">
            <text:p>-0.064103668</text:p>
          </table:table-cell>
          <table:table-cell office:value-type="float" office:value="-0.083262168" calcext:value-type="float">
            <text:p>-0.083262168</text:p>
          </table:table-cell>
          <table:table-cell office:value-type="float" office:value="-0.172953068" calcext:value-type="float">
            <text:p>-0.172953068</text:p>
          </table:table-cell>
          <table:table-cell office:value-type="float" office:value="-0.184096068" calcext:value-type="float">
            <text:p>-0.184096068</text:p>
          </table:table-cell>
        </table:table-row>
        <table:table-row table:style-name="ro1">
          <table:table-cell office:value-type="float" office:value="0.00172384" calcext:value-type="float">
            <text:p>0.00172384</text:p>
          </table:table-cell>
          <table:table-cell office:value-type="float" office:value="0.00194961" calcext:value-type="float">
            <text:p>0.00194961</text:p>
          </table:table-cell>
          <table:table-cell table:formula="of:=[.A5]-[.B5]" office:value-type="float" office:value="-0.00022577" calcext:value-type="float">
            <text:p>-0.00022577</text:p>
          </table:table-cell>
          <table:table-cell office:value-type="float" office:value="50" calcext:value-type="float">
            <text:p>50</text:p>
          </table:table-cell>
          <table:table-cell office:value-type="float" office:value="-0.00006505" calcext:value-type="float">
            <text:p>-0.00006505</text:p>
          </table:table-cell>
          <table:table-cell office:value-type="float" office:value="-0.00012077" calcext:value-type="float">
            <text:p>-0.00012077</text:p>
          </table:table-cell>
          <table:table-cell office:value-type="float" office:value="-0.0001656" calcext:value-type="float">
            <text:p>-0.0001656</text:p>
          </table:table-cell>
          <table:table-cell office:value-type="float" office:value="-0.0002027" calcext:value-type="float">
            <text:p>-0.0002027</text:p>
          </table:table-cell>
          <table:table-cell office:value-type="float" office:value="-0.00022702" calcext:value-type="float">
            <text:p>-0.00022702</text:p>
          </table:table-cell>
          <table:table-cell office:value-type="float" office:value="-0.00022368" calcext:value-type="float">
            <text:p>-0.00022368</text:p>
          </table:table-cell>
          <table:table-cell office:value-type="float" office:value="0.00035949" calcext:value-type="float">
            <text:p>0.00035949</text:p>
          </table:table-cell>
          <table:table-cell office:value-type="float" office:value="0.000984385" calcext:value-type="float">
            <text:p>0.000984385</text:p>
          </table:table-cell>
        </table:table-row>
        <table:table-row table:style-name="ro1">
          <table:table-cell office:value-type="float" office:value="0.0321812" calcext:value-type="float">
            <text:p>0.0321812</text:p>
          </table:table-cell>
          <table:table-cell office:value-type="float" office:value="0.0730247" calcext:value-type="float">
            <text:p>0.0730247</text:p>
          </table:table-cell>
          <table:table-cell table:formula="of:=[.A6]-[.B6]" office:value-type="float" office:value="-0.0408435" calcext:value-type="float">
            <text:p>-0.0408435</text:p>
          </table:table-cell>
          <table:table-cell office:value-type="float" office:value="60" calcext:value-type="float">
            <text:p>60</text:p>
          </table:table-cell>
          <table:table-cell office:value-type="float" office:value="-0.0076605" calcext:value-type="float">
            <text:p>-0.0076605</text:p>
          </table:table-cell>
          <table:table-cell office:value-type="float" office:value="-0.0152093" calcext:value-type="float">
            <text:p>-0.0152093</text:p>
          </table:table-cell>
          <table:table-cell office:value-type="float" office:value="-0.0229989" calcext:value-type="float">
            <text:p>-0.0229989</text:p>
          </table:table-cell>
          <table:table-cell office:value-type="float" office:value="-0.0313989" calcext:value-type="float">
            <text:p>-0.0313989</text:p>
          </table:table-cell>
          <table:table-cell office:value-type="float" office:value="-0.0408449" calcext:value-type="float">
            <text:p>-0.0408449</text:p>
          </table:table-cell>
          <table:table-cell office:value-type="float" office:value="-0.0518159" calcext:value-type="float">
            <text:p>-0.0518159</text:p>
          </table:table-cell>
          <table:table-cell office:value-type="float" office:value="-0.0861848" calcext:value-type="float">
            <text:p>-0.0861848</text:p>
          </table:table-cell>
          <table:table-cell office:value-type="float" office:value="-0.0758488" calcext:value-type="float">
            <text:p>-0.0758488</text:p>
          </table:table-cell>
        </table:table-row>
        <table:table-row table:style-name="ro1">
          <table:table-cell office:value-type="float" office:value="0.00790042" calcext:value-type="float">
            <text:p>0.00790042</text:p>
          </table:table-cell>
          <table:table-cell office:value-type="float" office:value="0.0483933" calcext:value-type="float">
            <text:p>0.0483933</text:p>
          </table:table-cell>
          <table:table-cell table:formula="of:=[.A7]-[.B7]" office:value-type="float" office:value="-0.04049288" calcext:value-type="float">
            <text:p>-0.04049288</text:p>
          </table:table-cell>
          <table:table-cell office:value-type="float" office:value="90" calcext:value-type="float">
            <text:p>90</text:p>
          </table:table-cell>
          <table:table-cell office:value-type="float" office:value="-0.00725888" calcext:value-type="float">
            <text:p>-0.00725888</text:p>
          </table:table-cell>
          <table:table-cell office:value-type="float" office:value="-0.01454918" calcext:value-type="float">
            <text:p>-0.01454918</text:p>
          </table:table-cell>
          <table:table-cell office:value-type="float" office:value="-0.02222688" calcext:value-type="float">
            <text:p>-0.02222688</text:p>
          </table:table-cell>
          <table:table-cell office:value-type="float" office:value="-0.03069988" calcext:value-type="float">
            <text:p>-0.03069988</text:p>
          </table:table-cell>
          <table:table-cell office:value-type="float" office:value="-0.04049468" calcext:value-type="float">
            <text:p>-0.04049468</text:p>
          </table:table-cell>
          <table:table-cell office:value-type="float" office:value="-0.05229648" calcext:value-type="float">
            <text:p>-0.05229648</text:p>
          </table:table-cell>
          <table:table-cell office:value-type="float" office:value="-0.09815258" calcext:value-type="float">
            <text:p>-0.09815258</text:p>
          </table:table-cell>
          <table:table-cell office:value-type="float" office:value="-0.09702858" calcext:value-type="float">
            <text:p>-0.09702858</text:p>
          </table:table-cell>
        </table:table-row>
        <table:table-row table:style-name="ro1">
          <table:table-cell office:value-type="float" office:value="0.0255736" calcext:value-type="float">
            <text:p>0.0255736</text:p>
          </table:table-cell>
          <table:table-cell office:value-type="float" office:value="0.00281787" calcext:value-type="float">
            <text:p>0.00281787</text:p>
          </table:table-cell>
          <table:table-cell table:formula="of:=[.A8]-[.B8]" office:value-type="float" office:value="0.02275573" calcext:value-type="float">
            <text:p>0.02275573</text:p>
          </table:table-cell>
          <table:table-cell/>
          <table:table-cell office:value-type="float" office:value="0.0037916" calcext:value-type="float">
            <text:p>0.0037916</text:p>
          </table:table-cell>
          <table:table-cell office:value-type="float" office:value="0.0077285" calcext:value-type="float">
            <text:p>0.0077285</text:p>
          </table:table-cell>
          <table:table-cell office:value-type="float" office:value="0.0120093" calcext:value-type="float">
            <text:p>0.0120093</text:p>
          </table:table-cell>
          <table:table-cell office:value-type="float" office:value="0.01689484" calcext:value-type="float">
            <text:p>0.01689484</text:p>
          </table:table-cell>
          <table:table-cell office:value-type="float" office:value="0.02275662" calcext:value-type="float">
            <text:p>0.02275662</text:p>
          </table:table-cell>
          <table:table-cell office:value-type="float" office:value="0.02098935" calcext:value-type="float">
            <text:p>0.02098935</text:p>
          </table:table-cell>
          <table:table-cell office:value-type="float" office:value="-0.0168868" calcext:value-type="float">
            <text:p>-0.0168868</text:p>
          </table:table-cell>
          <table:table-cell office:value-type="float" office:value="-0.0290529" calcext:value-type="float">
            <text:p>-0.0290529</text:p>
          </table:table-cell>
        </table:table-row>
        <table:table-row table:style-name="ro1">
          <table:table-cell office:value-type="float" office:value="0.0388272" calcext:value-type="float">
            <text:p>0.0388272</text:p>
          </table:table-cell>
          <table:table-cell office:value-type="float" office:value="0.053834" calcext:value-type="float">
            <text:p>0.053834</text:p>
          </table:table-cell>
          <table:table-cell table:formula="of:=[.A9]-[.B9]" office:value-type="float" office:value="-0.0150068" calcext:value-type="float">
            <text:p>-0.0150068</text:p>
          </table:table-cell>
          <table:table-cell/>
          <table:table-cell office:value-type="float" office:value="-0.0030401" calcext:value-type="float">
            <text:p>-0.0030401</text:p>
          </table:table-cell>
          <table:table-cell office:value-type="float" office:value="-0.0059408" calcext:value-type="float">
            <text:p>-0.0059408</text:p>
          </table:table-cell>
          <table:table-cell office:value-type="float" office:value="-0.0088325" calcext:value-type="float">
            <text:p>-0.0088325</text:p>
          </table:table-cell>
          <table:table-cell office:value-type="float" office:value="-0.0118222" calcext:value-type="float">
            <text:p>-0.0118222</text:p>
          </table:table-cell>
          <table:table-cell office:value-type="float" office:value="-0.0150053" calcext:value-type="float">
            <text:p>-0.0150053</text:p>
          </table:table-cell>
          <table:table-cell office:value-type="float" office:value="-0.0183976" calcext:value-type="float">
            <text:p>-0.0183976</text:p>
          </table:table-cell>
          <table:table-cell office:value-type="float" office:value="-0.0195765" calcext:value-type="float">
            <text:p>-0.0195765</text:p>
          </table:table-cell>
          <table:table-cell office:value-type="float" office:value="-0.0034734" calcext:value-type="float">
            <text:p>-0.0034734</text:p>
          </table:table-cell>
        </table:table-row>
        <table:table-row table:style-name="ro1">
          <table:table-cell office:value-type="float" office:value="0.0187371" calcext:value-type="float">
            <text:p>0.0187371</text:p>
          </table:table-cell>
          <table:table-cell office:value-type="float" office:value="0.0534889" calcext:value-type="float">
            <text:p>0.0534889</text:p>
          </table:table-cell>
          <table:table-cell table:formula="of:=[.A10]-[.B10]" office:value-type="float" office:value="-0.0347518" calcext:value-type="float">
            <text:p>-0.0347518</text:p>
          </table:table-cell>
          <table:table-cell/>
          <table:table-cell office:value-type="float" office:value="-0.0063637" calcext:value-type="float">
            <text:p>-0.0063637</text:p>
          </table:table-cell>
          <table:table-cell office:value-type="float" office:value="-0.0126972" calcext:value-type="float">
            <text:p>-0.0126972</text:p>
          </table:table-cell>
          <table:table-cell office:value-type="float" office:value="-0.0193068" calcext:value-type="float">
            <text:p>-0.0193068</text:p>
          </table:table-cell>
          <table:table-cell office:value-type="float" office:value="-0.0265205" calcext:value-type="float">
            <text:p>-0.0265205</text:p>
          </table:table-cell>
          <table:table-cell office:value-type="float" office:value="-0.0347491" calcext:value-type="float">
            <text:p>-0.0347491</text:p>
          </table:table-cell>
          <table:table-cell office:value-type="float" office:value="-0.0444834" calcext:value-type="float">
            <text:p>-0.0444834</text:p>
          </table:table-cell>
          <table:table-cell office:value-type="float" office:value="-0.0776783" calcext:value-type="float">
            <text:p>-0.0776783</text:p>
          </table:table-cell>
          <table:table-cell office:value-type="float" office:value="-0.0714634" calcext:value-type="float">
            <text:p>-0.0714634</text:p>
          </table:table-cell>
        </table:table-row>
        <table:table-row table:style-name="ro1">
          <table:table-cell office:value-type="float" office:value="0.0274668" calcext:value-type="float">
            <text:p>0.0274668</text:p>
          </table:table-cell>
          <table:table-cell office:value-type="float" office:value="0.0255272" calcext:value-type="float">
            <text:p>0.0255272</text:p>
          </table:table-cell>
          <table:table-cell table:formula="of:=[.A11]-[.B11]" office:value-type="float" office:value="0.0019396" calcext:value-type="float">
            <text:p>0.0019396</text:p>
          </table:table-cell>
          <table:table-cell/>
          <table:table-cell office:value-type="float" office:value="0.0092091" calcext:value-type="float">
            <text:p>0.0092091</text:p>
          </table:table-cell>
          <table:table-cell office:value-type="float" office:value="0.01855814" calcext:value-type="float">
            <text:p>0.01855814</text:p>
          </table:table-cell>
          <table:table-cell office:value-type="float" office:value="0.02639815" calcext:value-type="float">
            <text:p>0.02639815</text:p>
          </table:table-cell>
          <table:table-cell office:value-type="float" office:value="0.0151983" calcext:value-type="float">
            <text:p>0.0151983</text:p>
          </table:table-cell>
          <table:table-cell office:value-type="float" office:value="0.0019402" calcext:value-type="float">
            <text:p>0.0019402</text:p>
          </table:table-cell>
          <table:table-cell office:value-type="float" office:value="-0.0146267" calcext:value-type="float">
            <text:p>-0.0146267</text:p>
          </table:table-cell>
          <table:table-cell office:value-type="float" office:value="-0.0986442" calcext:value-type="float">
            <text:p>-0.0986442</text:p>
          </table:table-cell>
          <table:table-cell office:value-type="float" office:value="-0.1190712" calcext:value-type="float">
            <text:p>-0.1190712</text:p>
          </table:table-cell>
        </table:table-row>
        <table:table-row table:style-name="ro1">
          <table:table-cell office:value-type="float" office:value="0.0268401" calcext:value-type="float">
            <text:p>0.0268401</text:p>
          </table:table-cell>
          <table:table-cell office:value-type="float" office:value="0.0416237" calcext:value-type="float">
            <text:p>0.0416237</text:p>
          </table:table-cell>
          <table:table-cell table:formula="of:=[.A12]-[.B12]" office:value-type="float" office:value="-0.0147836" calcext:value-type="float">
            <text:p>-0.0147836</text:p>
          </table:table-cell>
          <table:table-cell/>
          <table:table-cell office:value-type="float" office:value="0.0120305" calcext:value-type="float">
            <text:p>0.0120305</text:p>
          </table:table-cell>
          <table:table-cell office:value-type="float" office:value="0.02420741" calcext:value-type="float">
            <text:p>0.02420741</text:p>
          </table:table-cell>
          <table:table-cell office:value-type="float" office:value="0.0165419" calcext:value-type="float">
            <text:p>0.0165419</text:p>
          </table:table-cell>
          <table:table-cell office:value-type="float" office:value="0.0021216" calcext:value-type="float">
            <text:p>0.0021216</text:p>
          </table:table-cell>
          <table:table-cell office:value-type="float" office:value="-0.0147847" calcext:value-type="float">
            <text:p>-0.0147847</text:p>
          </table:table-cell>
          <table:table-cell office:value-type="float" office:value="-0.0356097" calcext:value-type="float">
            <text:p>-0.0356097</text:p>
          </table:table-cell>
          <table:table-cell office:value-type="float" office:value="-0.1345579" calcext:value-type="float">
            <text:p>-0.1345579</text:p>
          </table:table-cell>
          <table:table-cell office:value-type="float" office:value="-0.1555109" calcext:value-type="float">
            <text:p>-0.1555109</text:p>
          </table:table-cell>
        </table:table-row>
        <table:table-row table:style-name="ro1">
          <table:table-cell office:value-type="float" office:value="0.0118363" calcext:value-type="float">
            <text:p>0.0118363</text:p>
          </table:table-cell>
          <table:table-cell office:value-type="float" office:value="0.0228194" calcext:value-type="float">
            <text:p>0.0228194</text:p>
          </table:table-cell>
          <table:table-cell table:formula="of:=[.A13]-[.B13]" office:value-type="float" office:value="-0.0109831" calcext:value-type="float">
            <text:p>-0.0109831</text:p>
          </table:table-cell>
          <table:table-cell/>
          <table:table-cell office:value-type="float" office:value="0.00612731" calcext:value-type="float">
            <text:p>0.00612731</text:p>
          </table:table-cell>
          <table:table-cell office:value-type="float" office:value="0.011337215" calcext:value-type="float">
            <text:p>0.011337215</text:p>
          </table:table-cell>
          <table:table-cell office:value-type="float" office:value="0.00476022" calcext:value-type="float">
            <text:p>0.00476022</text:p>
          </table:table-cell>
          <table:table-cell office:value-type="float" office:value="-0.0025321" calcext:value-type="float">
            <text:p>-0.0025321</text:p>
          </table:table-cell>
          <table:table-cell office:value-type="float" office:value="-0.010983" calcext:value-type="float">
            <text:p>-0.010983</text:p>
          </table:table-cell>
          <table:table-cell office:value-type="float" office:value="-0.0211835" calcext:value-type="float">
            <text:p>-0.0211835</text:p>
          </table:table-cell>
          <table:table-cell office:value-type="float" office:value="-0.0638931" calcext:value-type="float">
            <text:p>-0.0638931</text:p>
          </table:table-cell>
          <table:table-cell office:value-type="float" office:value="-0.0710341" calcext:value-type="float">
            <text:p>-0.0710341</text:p>
          </table:table-cell>
        </table:table-row>
        <table:table-row table:style-name="ro1">
          <table:table-cell office:value-type="float" office:value="0.00195697" calcext:value-type="float">
            <text:p>0.00195697</text:p>
          </table:table-cell>
          <table:table-cell office:value-type="float" office:value="0.00181228" calcext:value-type="float">
            <text:p>0.00181228</text:p>
          </table:table-cell>
          <table:table-cell table:formula="of:=[.A14]-[.B14]" office:value-type="float" office:value="0.00014469" calcext:value-type="float">
            <text:p>0.00014469</text:p>
          </table:table-cell>
          <table:table-cell/>
          <table:table-cell office:value-type="float" office:value="0.00000425" calcext:value-type="float">
            <text:p>0.00000425</text:p>
          </table:table-cell>
          <table:table-cell office:value-type="float" office:value="0.00001858" calcext:value-type="float">
            <text:p>0.00001858</text:p>
          </table:table-cell>
          <table:table-cell office:value-type="float" office:value="0.00004247" calcext:value-type="float">
            <text:p>0.00004247</text:p>
          </table:table-cell>
          <table:table-cell office:value-type="float" office:value="0.00008151" calcext:value-type="float">
            <text:p>0.00008151</text:p>
          </table:table-cell>
          <table:table-cell office:value-type="float" office:value="0.00014332" calcext:value-type="float">
            <text:p>0.00014332</text:p>
          </table:table-cell>
          <table:table-cell office:value-type="float" office:value="0.00024799" calcext:value-type="float">
            <text:p>0.00024799</text:p>
          </table:table-cell>
          <table:table-cell office:value-type="float" office:value="0.001351864" calcext:value-type="float">
            <text:p>0.001351864</text:p>
          </table:table-cell>
          <table:table-cell office:value-type="float" office:value="0.001718551" calcext:value-type="float">
            <text:p>0.001718551</text:p>
          </table:table-cell>
        </table:table-row>
        <table:table-row table:style-name="ro1">
          <table:table-cell office:value-type="float" office:value="0.00422503" calcext:value-type="float">
            <text:p>0.00422503</text:p>
          </table:table-cell>
          <table:table-cell office:value-type="float" office:value="0.00391358" calcext:value-type="float">
            <text:p>0.00391358</text:p>
          </table:table-cell>
          <table:table-cell table:formula="of:=[.A15]-[.B15]" office:value-type="float" office:value="0.00031145" calcext:value-type="float">
            <text:p>0.00031145</text:p>
          </table:table-cell>
          <table:table-cell/>
          <table:table-cell office:value-type="float" office:value="0.00000956" calcext:value-type="float">
            <text:p>0.00000956</text:p>
          </table:table-cell>
          <table:table-cell office:value-type="float" office:value="0.0000398" calcext:value-type="float">
            <text:p>0.0000398</text:p>
          </table:table-cell>
          <table:table-cell office:value-type="float" office:value="0.00009148" calcext:value-type="float">
            <text:p>0.00009148</text:p>
          </table:table-cell>
          <table:table-cell office:value-type="float" office:value="0.00017567" calcext:value-type="float">
            <text:p>0.00017567</text:p>
          </table:table-cell>
          <table:table-cell office:value-type="float" office:value="0.00031091" calcext:value-type="float">
            <text:p>0.00031091</text:p>
          </table:table-cell>
          <table:table-cell office:value-type="float" office:value="0.00053514" calcext:value-type="float">
            <text:p>0.00053514</text:p>
          </table:table-cell>
          <table:table-cell office:value-type="float" office:value="0.00290896" calcext:value-type="float">
            <text:p>0.00290896</text:p>
          </table:table-cell>
          <table:table-cell office:value-type="float" office:value="0.003722801" calcext:value-type="float">
            <text:p>0.003722801</text:p>
          </table:table-cell>
        </table:table-row>
        <table:table-row table:style-name="ro1">
          <table:table-cell office:value-type="float" office:value="0.0185014" calcext:value-type="float">
            <text:p>0.0185014</text:p>
          </table:table-cell>
          <table:table-cell office:value-type="float" office:value="0.0171243" calcext:value-type="float">
            <text:p>0.0171243</text:p>
          </table:table-cell>
          <table:table-cell table:formula="of:=[.A16]-[.B16]" office:value-type="float" office:value="0.0013771" calcext:value-type="float">
            <text:p>0.0013771</text:p>
          </table:table-cell>
          <table:table-cell/>
          <table:table-cell office:value-type="float" office:value="0.0000424" calcext:value-type="float">
            <text:p>0.0000424</text:p>
          </table:table-cell>
          <table:table-cell office:value-type="float" office:value="0.0001722" calcext:value-type="float">
            <text:p>0.0001722</text:p>
          </table:table-cell>
          <table:table-cell office:value-type="float" office:value="0.0004027" calcext:value-type="float">
            <text:p>0.0004027</text:p>
          </table:table-cell>
          <table:table-cell office:value-type="float" office:value="0.0007775" calcext:value-type="float">
            <text:p>0.0007775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0.013008" calcext:value-type="float">
            <text:p>0.013008</text:p>
          </table:table-cell>
          <table:table-cell office:value-type="float" office:value="0.01599014" calcext:value-type="float">
            <text:p>0.01599014</text:p>
          </table:table-cell>
        </table:table-row>
        <table:table-row table:style-name="ro1">
          <table:table-cell office:value-type="float" office:value="0.00907774" calcext:value-type="float">
            <text:p>0.00907774</text:p>
          </table:table-cell>
          <table:table-cell office:value-type="float" office:value="0.00839895" calcext:value-type="float">
            <text:p>0.00839895</text:p>
          </table:table-cell>
          <table:table-cell table:formula="of:=[.A17]-[.B17]" office:value-type="float" office:value="0.00067879" calcext:value-type="float">
            <text:p>0.00067879</text:p>
          </table:table-cell>
          <table:table-cell/>
          <table:table-cell office:value-type="float" office:value="0.0000205" calcext:value-type="float">
            <text:p>0.0000205</text:p>
          </table:table-cell>
          <table:table-cell office:value-type="float" office:value="0.00008456" calcext:value-type="float">
            <text:p>0.00008456</text:p>
          </table:table-cell>
          <table:table-cell office:value-type="float" office:value="0.00019829" calcext:value-type="float">
            <text:p>0.00019829</text:p>
          </table:table-cell>
          <table:table-cell office:value-type="float" office:value="0.00038309" calcext:value-type="float">
            <text:p>0.00038309</text:p>
          </table:table-cell>
          <table:table-cell office:value-type="float" office:value="0.00068171" calcext:value-type="float">
            <text:p>0.00068171</text:p>
          </table:table-cell>
          <table:table-cell office:value-type="float" office:value="0.00117607" calcext:value-type="float">
            <text:p>0.00117607</text:p>
          </table:table-cell>
          <table:table-cell office:value-type="float" office:value="0.00646873" calcext:value-type="float">
            <text:p>0.00646873</text:p>
          </table:table-cell>
          <table:table-cell office:value-type="float" office:value="0.00774665" calcext:value-type="float">
            <text:p>0.00774665</text:p>
          </table:table-cell>
        </table:table-row>
        <table:table-row table:style-name="ro1">
          <table:table-cell office:value-type="float" office:value="0.0159981" calcext:value-type="float">
            <text:p>0.0159981</text:p>
          </table:table-cell>
          <table:table-cell office:value-type="float" office:value="0.0147924" calcext:value-type="float">
            <text:p>0.0147924</text:p>
          </table:table-cell>
          <table:table-cell table:formula="of:=[.A18]-[.B18]" office:value-type="float" office:value="0.0012057" calcext:value-type="float">
            <text:p>0.0012057</text:p>
          </table:table-cell>
          <table:table-cell/>
          <table:table-cell office:value-type="float" office:value="0.0000368" calcext:value-type="float">
            <text:p>0.0000368</text:p>
          </table:table-cell>
          <table:table-cell office:value-type="float" office:value="0.0001488" calcext:value-type="float">
            <text:p>0.0001488</text:p>
          </table:table-cell>
          <table:table-cell office:value-type="float" office:value="0.0003508" calcext:value-type="float">
            <text:p>0.0003508</text:p>
          </table:table-cell>
          <table:table-cell office:value-type="float" office:value="0.0006782" calcext:value-type="float">
            <text:p>0.0006782</text:p>
          </table:table-cell>
          <table:table-cell office:value-type="float" office:value="0.0012075" calcext:value-type="float">
            <text:p>0.0012075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1151643" calcext:value-type="float">
            <text:p>0.01151643</text:p>
          </table:table-cell>
          <table:table-cell office:value-type="float" office:value="0.01352248" calcext:value-type="float">
            <text:p>0.01352248</text:p>
          </table:table-cell>
        </table:table-row>
        <table:table-row table:style-name="ro1">
          <table:table-cell office:value-type="float" office:value="0.00559565" calcext:value-type="float">
            <text:p>0.00559565</text:p>
          </table:table-cell>
          <table:table-cell office:value-type="float" office:value="0.0051704" calcext:value-type="float">
            <text:p>0.0051704</text:p>
          </table:table-cell>
          <table:table-cell table:formula="of:=[.A19]-[.B19]" office:value-type="float" office:value="0.00042525" calcext:value-type="float">
            <text:p>0.00042525</text:p>
          </table:table-cell>
          <table:table-cell/>
          <table:table-cell office:value-type="float" office:value="0.00001315" calcext:value-type="float">
            <text:p>0.00001315</text:p>
          </table:table-cell>
          <table:table-cell office:value-type="float" office:value="0.00005224" calcext:value-type="float">
            <text:p>0.00005224</text:p>
          </table:table-cell>
          <table:table-cell office:value-type="float" office:value="0.00012317" calcext:value-type="float">
            <text:p>0.00012317</text:p>
          </table:table-cell>
          <table:table-cell office:value-type="float" office:value="0.00023862" calcext:value-type="float">
            <text:p>0.00023862</text:p>
          </table:table-cell>
          <table:table-cell office:value-type="float" office:value="0.00042578" calcext:value-type="float">
            <text:p>0.00042578</text:p>
          </table:table-cell>
          <table:table-cell office:value-type="float" office:value="0.00073793" calcext:value-type="float">
            <text:p>0.00073793</text:p>
          </table:table-cell>
          <table:table-cell office:value-type="float" office:value="0.00408932" calcext:value-type="float">
            <text:p>0.00408932</text:p>
          </table:table-cell>
          <table:table-cell office:value-type="float" office:value="0.004661884" calcext:value-type="float">
            <text:p>0.004661884</text:p>
          </table:table-cell>
        </table:table-row>
        <table:table-row table:style-name="ro1">
          <table:table-cell office:value-type="float" office:value="0.00718897" calcext:value-type="float">
            <text:p>0.00718897</text:p>
          </table:table-cell>
          <table:table-cell office:value-type="float" office:value="0.00664765" calcext:value-type="float">
            <text:p>0.00664765</text:p>
          </table:table-cell>
          <table:table-cell table:formula="of:=[.A20]-[.B20]" office:value-type="float" office:value="0.000541320000000001" calcext:value-type="float">
            <text:p>0.00054132</text:p>
          </table:table-cell>
          <table:table-cell/>
          <table:table-cell office:value-type="float" office:value="0.00001632" calcext:value-type="float">
            <text:p>0.00001632</text:p>
          </table:table-cell>
          <table:table-cell office:value-type="float" office:value="0.00006663" calcext:value-type="float">
            <text:p>0.00006663</text:p>
          </table:table-cell>
          <table:table-cell office:value-type="float" office:value="0.00015762" calcext:value-type="float">
            <text:p>0.00015762</text:p>
          </table:table-cell>
          <table:table-cell office:value-type="float" office:value="0.00030463" calcext:value-type="float">
            <text:p>0.00030463</text:p>
          </table:table-cell>
          <table:table-cell office:value-type="float" office:value="0.00054126" calcext:value-type="float">
            <text:p>0.00054126</text:p>
          </table:table-cell>
          <table:table-cell office:value-type="float" office:value="0.00093525" calcext:value-type="float">
            <text:p>0.00093525</text:p>
          </table:table-cell>
          <table:table-cell office:value-type="float" office:value="0.00515645" calcext:value-type="float">
            <text:p>0.00515645</text:p>
          </table:table-cell>
          <table:table-cell office:value-type="float" office:value="0.00609654" calcext:value-type="float">
            <text:p>0.00609654</text:p>
          </table:table-cell>
        </table:table-row>
        <table:table-row table:style-name="ro1">
          <table:table-cell office:value-type="float" office:value="0.00189626" calcext:value-type="float">
            <text:p>0.00189626</text:p>
          </table:table-cell>
          <table:table-cell office:value-type="float" office:value="0.00175363" calcext:value-type="float">
            <text:p>0.00175363</text:p>
          </table:table-cell>
          <table:table-cell table:formula="of:=[.A21]-[.B21]" office:value-type="float" office:value="0.00014263" calcext:value-type="float">
            <text:p>0.00014263</text:p>
          </table:table-cell>
          <table:table-cell/>
          <table:table-cell office:value-type="float" office:value="0.00000426" calcext:value-type="float">
            <text:p>0.00000426</text:p>
          </table:table-cell>
          <table:table-cell office:value-type="float" office:value="0.0000174" calcext:value-type="float">
            <text:p>0.0000174</text:p>
          </table:table-cell>
          <table:table-cell office:value-type="float" office:value="0.00004175" calcext:value-type="float">
            <text:p>0.00004175</text:p>
          </table:table-cell>
          <table:table-cell office:value-type="float" office:value="0.00008029" calcext:value-type="float">
            <text:p>0.00008029</text:p>
          </table:table-cell>
          <table:table-cell office:value-type="float" office:value="0.00014198" calcext:value-type="float">
            <text:p>0.00014198</text:p>
          </table:table-cell>
          <table:table-cell office:value-type="float" office:value="0.00024539" calcext:value-type="float">
            <text:p>0.00024539</text:p>
          </table:table-cell>
          <table:table-cell office:value-type="float" office:value="0.001349805" calcext:value-type="float">
            <text:p>0.001349805</text:p>
          </table:table-cell>
          <table:table-cell office:value-type="float" office:value="0.001619575" calcext:value-type="float">
            <text:p>0.001619575</text:p>
          </table:table-cell>
        </table:table-row>
        <table:table-row table:style-name="ro1">
          <table:table-cell office:value-type="float" office:value="0.0715947" calcext:value-type="float">
            <text:p>0.0715947</text:p>
          </table:table-cell>
          <table:table-cell office:value-type="float" office:value="0.0664857" calcext:value-type="float">
            <text:p>0.0664857</text:p>
          </table:table-cell>
          <table:table-cell table:formula="of:=[.A22]-[.B22]" office:value-type="float" office:value="0.005109" calcext:value-type="float">
            <text:p>0.005109</text:p>
          </table:table-cell>
          <table:table-cell/>
          <table:table-cell office:value-type="float" office:value="0.06824129" calcext:value-type="float">
            <text:p>0.06824129</text:p>
          </table:table-cell>
          <table:table-cell office:value-type="float" office:value="0.0006569" calcext:value-type="float">
            <text:p>0.0006569</text:p>
          </table:table-cell>
          <table:table-cell office:value-type="float" office:value="0.0015281" calcext:value-type="float">
            <text:p>0.0015281</text:p>
          </table:table-cell>
          <table:table-cell office:value-type="float" office:value="0.0029166" calcext:value-type="float">
            <text:p>0.0029166</text:p>
          </table:table-cell>
          <table:table-cell office:value-type="float" office:value="0.0051081" calcext:value-type="float">
            <text:p>0.0051081</text:p>
          </table:table-cell>
          <table:table-cell office:value-type="float" office:value="0.0086809" calcext:value-type="float">
            <text:p>0.0086809</text:p>
          </table:table-cell>
          <table:table-cell office:value-type="float" office:value="0.0461072" calcext:value-type="float">
            <text:p>0.0461072</text:p>
          </table:table-cell>
          <table:table-cell office:value-type="float" office:value="0.06704913" calcext:value-type="float">
            <text:p>0.06704913</text:p>
          </table:table-cell>
        </table:table-row>
        <table:table-row table:style-name="ro1">
          <table:table-cell office:value-type="float" office:value="0.0525038" calcext:value-type="float">
            <text:p>0.0525038</text:p>
          </table:table-cell>
          <table:table-cell office:value-type="float" office:value="0.048809" calcext:value-type="float">
            <text:p>0.048809</text:p>
          </table:table-cell>
          <table:table-cell table:formula="of:=[.A23]-[.B23]" office:value-type="float" office:value="0.0036948" calcext:value-type="float">
            <text:p>0.0036948</text:p>
          </table:table-cell>
          <table:table-cell/>
          <table:table-cell office:value-type="float" office:value="0.0301033" calcext:value-type="float">
            <text:p>0.0301033</text:p>
          </table:table-cell>
          <table:table-cell office:value-type="float" office:value="0.0004804" calcext:value-type="float">
            <text:p>0.0004804</text:p>
          </table:table-cell>
          <table:table-cell office:value-type="float" office:value="0.0011132" calcext:value-type="float">
            <text:p>0.0011132</text:p>
          </table:table-cell>
          <table:table-cell office:value-type="float" office:value="0.0021179" calcext:value-type="float">
            <text:p>0.0021179</text:p>
          </table:table-cell>
          <table:table-cell office:value-type="float" office:value="0.0036947" calcext:value-type="float">
            <text:p>0.0036947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328486" calcext:value-type="float">
            <text:p>0.0328486</text:p>
          </table:table-cell>
          <table:table-cell office:value-type="float" office:value="0.05036113" calcext:value-type="float">
            <text:p>0.05036113</text:p>
          </table:table-cell>
        </table:table-row>
        <table:table-row table:style-name="ro1">
          <table:table-cell office:value-type="float" office:value="0.00906123" calcext:value-type="float">
            <text:p>0.00906123</text:p>
          </table:table-cell>
          <table:table-cell office:value-type="float" office:value="0.00157833" calcext:value-type="float">
            <text:p>0.00157833</text:p>
          </table:table-cell>
          <table:table-cell table:formula="of:=[.A24]-[.B24]" office:value-type="float" office:value="0.0074829" calcext:value-type="float">
            <text:p>0.0074829</text:p>
          </table:table-cell>
          <table:table-cell/>
          <table:table-cell office:value-type="float" office:value="0.00182841" calcext:value-type="float">
            <text:p>0.00182841</text:p>
          </table:table-cell>
          <table:table-cell office:value-type="float" office:value="0.00369467" calcext:value-type="float">
            <text:p>0.00369467</text:p>
          </table:table-cell>
          <table:table-cell office:value-type="float" office:value="0.00569515" calcext:value-type="float">
            <text:p>0.00569515</text:p>
          </table:table-cell>
          <table:table-cell office:value-type="float" office:value="0.00795294" calcext:value-type="float">
            <text:p>0.00795294</text:p>
          </table:table-cell>
          <table:table-cell office:value-type="float" office:value="0.00748248" calcext:value-type="float">
            <text:p>0.00748248</text:p>
          </table:table-cell>
          <table:table-cell office:value-type="float" office:value="0.00410248" calcext:value-type="float">
            <text:p>0.00410248</text:p>
          </table:table-cell>
          <table:table-cell office:value-type="float" office:value="-0.01371927" calcext:value-type="float">
            <text:p>-0.01371927</text:p>
          </table:table-cell>
          <table:table-cell office:value-type="float" office:value="-0.01928047" calcext:value-type="float">
            <text:p>-0.01928047</text:p>
          </table:table-cell>
        </table:table-row>
        <table:table-row table:style-name="ro1">
          <table:table-cell office:value-type="float" office:value="0.141656" calcext:value-type="float">
            <text:p>0.141656</text:p>
          </table:table-cell>
          <table:table-cell office:value-type="float" office:value="0.140397" calcext:value-type="float">
            <text:p>0.140397</text:p>
          </table:table-cell>
          <table:table-cell table:formula="of:=[.A25]-[.B25]" office:value-type="float" office:value="0.00125900000000001" calcext:value-type="float">
            <text:p>0.001259</text:p>
          </table:table-cell>
          <table:table-cell/>
          <table:table-cell office:value-type="float" office:value="0.014422" calcext:value-type="float">
            <text:p>0.014422</text:p>
          </table:table-cell>
          <table:table-cell office:value-type="float" office:value="-0.001578" calcext:value-type="float">
            <text:p>-0.001578</text:p>
          </table:table-cell>
          <table:table-cell office:value-type="float" office:value="-0.001464" calcext:value-type="float">
            <text:p>-0.001464</text:p>
          </table:table-cell>
          <table:table-cell office:value-type="float" office:value="-0.000628" calcext:value-type="float">
            <text:p>-0.000628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0.004926" calcext:value-type="float">
            <text:p>0.004926</text:p>
          </table:table-cell>
          <table:table-cell office:value-type="float" office:value="0.0548969" calcext:value-type="float">
            <text:p>0.0548969</text:p>
          </table:table-cell>
          <table:table-cell office:value-type="float" office:value="0.1074167" calcext:value-type="float">
            <text:p>0.1074167</text:p>
          </table:table-cell>
        </table:table-row>
        <table:table-row table:style-name="ro1">
          <table:table-cell office:value-type="float" office:value="0.00384578" calcext:value-type="float">
            <text:p>0.00384578</text:p>
          </table:table-cell>
          <table:table-cell office:value-type="float" office:value="0.00508648" calcext:value-type="float">
            <text:p>0.00508648</text:p>
          </table:table-cell>
          <table:table-cell table:formula="of:=[.A26]-[.B26]" office:value-type="float" office:value="-0.0012407" calcext:value-type="float">
            <text:p>-0.0012407</text:p>
          </table:table-cell>
          <table:table-cell/>
          <table:table-cell office:value-type="float" office:value="0.00174677" calcext:value-type="float">
            <text:p>0.00174677</text:p>
          </table:table-cell>
          <table:table-cell office:value-type="float" office:value="0.003428648" calcext:value-type="float">
            <text:p>0.003428648</text:p>
          </table:table-cell>
          <table:table-cell office:value-type="float" office:value="0.00256477" calcext:value-type="float">
            <text:p>0.00256477</text:p>
          </table:table-cell>
          <table:table-cell office:value-type="float" office:value="0.0007644" calcext:value-type="float">
            <text:p>0.0007644</text:p>
          </table:table-cell>
          <table:table-cell office:value-type="float" office:value="-0.00123951" calcext:value-type="float">
            <text:p>-0.00123951</text:p>
          </table:table-cell>
          <table:table-cell office:value-type="float" office:value="-0.00358847" calcext:value-type="float">
            <text:p>-0.00358847</text:p>
          </table:table-cell>
          <table:table-cell office:value-type="float" office:value="-0.01475302" calcext:value-type="float">
            <text:p>-0.01475302</text:p>
          </table:table-cell>
          <table:table-cell office:value-type="float" office:value="-0.01950182" calcext:value-type="float">
            <text:p>-0.01950182</text:p>
          </table:table-cell>
        </table:table-row>
        <table:table-row table:style-name="ro1">
          <table:table-cell office:value-type="float" office:value="0.832645" calcext:value-type="float">
            <text:p>0.832645</text:p>
          </table:table-cell>
          <table:table-cell office:value-type="float" office:value="0.182218" calcext:value-type="float">
            <text:p>0.182218</text:p>
          </table:table-cell>
          <table:table-cell table:formula="of:=[.A27]-[.B27]" office:value-type="float" office:value="0.650427" calcext:value-type="float">
            <text:p>0.650427</text:p>
          </table:table-cell>
          <table:table-cell/>
          <table:table-cell office:value-type="float" office:value="-0.012097" calcext:value-type="float">
            <text:p>-0.012097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364625" calcext:value-type="float">
            <text:p>0.364625</text:p>
          </table:table-cell>
          <table:table-cell office:value-type="float" office:value="0.689989" calcext:value-type="float">
            <text:p>0.689989</text:p>
          </table:table-cell>
          <table:table-cell office:value-type="float" office:value="0.650428" calcext:value-type="float">
            <text:p>0.650428</text:p>
          </table:table-cell>
          <table:table-cell office:value-type="float" office:value="0.328214" calcext:value-type="float">
            <text:p>0.328214</text:p>
          </table:table-cell>
          <table:table-cell office:value-type="float" office:value="0.119702" calcext:value-type="float">
            <text:p>0.119702</text:p>
          </table:table-cell>
          <table:table-cell office:value-type="float" office:value="0.204953" calcext:value-type="float">
            <text:p>0.204953</text:p>
          </table:table-cell>
        </table:table-row>
        <table:table-row table:style-name="ro1">
          <table:table-cell office:value-type="float" office:value="0.032519" calcext:value-type="float">
            <text:p>0.032519</text:p>
          </table:table-cell>
          <table:table-cell office:value-type="float" office:value="0.570043" calcext:value-type="float">
            <text:p>0.570043</text:p>
          </table:table-cell>
          <table:table-cell table:formula="of:=[.A28]-[.B28]" office:value-type="float" office:value="-0.537524" calcext:value-type="float">
            <text:p>-0.537524</text:p>
          </table:table-cell>
          <table:table-cell/>
          <table:table-cell office:value-type="float" office:value="-0.162192" calcext:value-type="float">
            <text:p>-0.162192</text:p>
          </table:table-cell>
          <table:table-cell office:value-type="float" office:value="-0.33539" calcext:value-type="float">
            <text:p>-0.33539</text:p>
          </table:table-cell>
          <table:table-cell office:value-type="float" office:value="-0.442422" calcext:value-type="float">
            <text:p>-0.442422</text:p>
          </table:table-cell>
          <table:table-cell office:value-type="float" office:value="-0.502561" calcext:value-type="float">
            <text:p>-0.502561</text:p>
          </table:table-cell>
          <table:table-cell office:value-type="float" office:value="-0.53752" calcext:value-type="float">
            <text:p>-0.53752</text:p>
          </table:table-cell>
          <table:table-cell office:value-type="float" office:value="-0.559504" calcext:value-type="float">
            <text:p>-0.559504</text:p>
          </table:table-cell>
          <table:table-cell office:value-type="float" office:value="-0.0424917" calcext:value-type="float">
            <text:p>-0.0424917</text:p>
          </table:table-cell>
          <table:table-cell office:value-type="float" office:value="-0.371182" calcext:value-type="float">
            <text:p>-0.371182</text:p>
          </table:table-cell>
        </table:table-row>
        <table:table-row table:style-name="ro1">
          <table:table-cell office:value-type="float" office:value="0.886218" calcext:value-type="float">
            <text:p>0.886218</text:p>
          </table:table-cell>
          <table:table-cell office:value-type="float" office:value="0.300323" calcext:value-type="float">
            <text:p>0.300323</text:p>
          </table:table-cell>
          <table:table-cell table:formula="of:=[.A29]-[.B29]" office:value-type="float" office:value="0.585895" calcext:value-type="float">
            <text:p>0.585895</text:p>
          </table:table-cell>
          <table:table-cell/>
          <table:table-cell office:value-type="float" office:value="-0.240502" calcext:value-type="float">
            <text:p>-0.240502</text:p>
          </table:table-cell>
          <table:table-cell office:value-type="float" office:value="-0.185382" calcext:value-type="float">
            <text:p>-0.18538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296713" calcext:value-type="float">
            <text:p>0.296713</text:p>
          </table:table-cell>
          <table:table-cell office:value-type="float" office:value="0.585896" calcext:value-type="float">
            <text:p>0.585896</text:p>
          </table:table-cell>
          <table:table-cell office:value-type="float" office:value="0.88439159" calcext:value-type="float">
            <text:p>0.88439159</text:p>
          </table:table-cell>
          <table:table-cell office:value-type="float" office:value="0.038586" calcext:value-type="float">
            <text:p>0.038586</text:p>
          </table:table-cell>
          <table:table-cell office:value-type="float" office:value="-0.176632" calcext:value-type="float">
            <text:p>-0.176632</text:p>
          </table:table-cell>
        </table:table-row>
        <table:table-row table:style-name="ro1">
          <table:table-cell office:value-type="float" office:value="0.206707" calcext:value-type="float">
            <text:p>0.206707</text:p>
          </table:table-cell>
          <table:table-cell office:value-type="float" office:value="0.592598" calcext:value-type="float">
            <text:p>0.592598</text:p>
          </table:table-cell>
          <table:table-cell table:formula="of:=[.A30]-[.B30]" office:value-type="float" office:value="-0.385891" calcext:value-type="float">
            <text:p>-0.385891</text:p>
          </table:table-cell>
          <table:table-cell/>
          <table:table-cell office:value-type="float" office:value="0.1610821" calcext:value-type="float">
            <text:p>0.1610821</text:p>
          </table:table-cell>
          <table:table-cell office:value-type="float" office:value="0.091044" calcext:value-type="float">
            <text:p>0.091044</text:p>
          </table:table-cell>
          <table:table-cell office:value-type="float" office:value="-0.069713" calcext:value-type="float">
            <text:p>-0.069713</text:p>
          </table:table-cell>
          <table:table-cell office:value-type="float" office:value="-0.229085" calcext:value-type="float">
            <text:p>-0.229085</text:p>
          </table:table-cell>
          <table:table-cell office:value-type="float" office:value="-0.385891" calcext:value-type="float">
            <text:p>-0.385891</text:p>
          </table:table-cell>
          <table:table-cell office:value-type="float" office:value="-0.538246" calcext:value-type="float">
            <text:p>-0.538246</text:p>
          </table:table-cell>
          <table:table-cell office:value-type="float" office:value="-0.916073" calcext:value-type="float">
            <text:p>-0.916073</text:p>
          </table:table-cell>
          <table:table-cell office:value-type="float" office:value="-0.969763" calcext:value-type="float">
            <text:p>-0.969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57:52.232318455</meta:creation-date>
    <dc:date>2019-03-27T21:41:11.046495654</dc:date>
    <meta:editing-duration>PT18M45S</meta:editing-duration>
    <meta:editing-cycles>1</meta:editing-cycles>
    <meta:document-statistic meta:table-count="1" meta:cell-count="337" meta:object-count="0"/>
    <meta:generator>LibreOffice/5.1.6.2$Linux_X86_64 LibreOffice_project/10m0$Build-2</meta:generator>
  </office:meta>
</office:document-meta>
</file>